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RW Palladio L" svg:font-family="'URW Palladio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justify" style:justify-single-word="false"/>
      <style:text-properties style:font-name="URW Palladio L" fo:font-size="12pt" officeooo:rsid="0027a455" officeooo:paragraph-rsid="00321d2d" style:font-size-asian="12pt" style:font-size-complex="12pt"/>
    </style:style>
    <style:style style:name="P2" style:family="paragraph" style:parent-style-name="Preformatted_20_Text">
      <style:paragraph-properties fo:text-align="justify" style:justify-single-word="false"/>
      <style:text-properties style:font-name="URW Palladio L" fo:font-size="12pt" officeooo:rsid="0027a455" officeooo:paragraph-rsid="0027a455" style:font-size-asian="12pt" style:font-size-complex="12pt"/>
    </style:style>
    <style:style style:name="P3" style:family="paragraph" style:parent-style-name="Preformatted_20_Text">
      <style:paragraph-properties fo:text-align="justify" style:justify-single-word="false"/>
      <style:text-properties style:font-name="URW Palladio L" fo:font-size="12pt" officeooo:rsid="0027a455" officeooo:paragraph-rsid="004a1741" style:font-size-asian="12pt" style:font-size-complex="12pt"/>
    </style:style>
    <style:style style:name="P4" style:family="paragraph" style:parent-style-name="Preformatted_20_Text">
      <style:paragraph-properties fo:text-align="justify" style:justify-single-word="false"/>
      <style:text-properties style:font-name="URW Palladio L" fo:font-size="12pt" officeooo:rsid="0027a455" officeooo:paragraph-rsid="00525f08" style:font-size-asian="12pt" style:font-size-complex="12pt"/>
    </style:style>
    <style:style style:name="P5" style:family="paragraph" style:parent-style-name="Preformatted_20_Text">
      <style:paragraph-properties fo:text-align="justify" style:justify-single-word="false"/>
      <style:text-properties style:font-name="URW Palladio L" fo:font-size="12pt" officeooo:rsid="0027a455" officeooo:paragraph-rsid="0053913b" style:font-size-asian="12pt" style:font-size-complex="12pt"/>
    </style:style>
    <style:style style:name="P6" style:family="paragraph" style:parent-style-name="Preformatted_20_Text">
      <style:paragraph-properties fo:text-align="justify" style:justify-single-word="false"/>
      <style:text-properties style:font-name="URW Palladio L" fo:font-size="12pt" officeooo:rsid="0027a455" officeooo:paragraph-rsid="0056b74e" style:font-size-asian="12pt" style:font-size-complex="12pt"/>
    </style:style>
    <style:style style:name="P7" style:family="paragraph" style:parent-style-name="Preformatted_20_Text">
      <style:paragraph-properties fo:text-align="justify" style:justify-single-word="false"/>
      <style:text-properties style:font-name="URW Palladio L" fo:font-size="12pt" officeooo:rsid="000c1ed5" officeooo:paragraph-rsid="0028a16c" style:font-size-asian="12pt" style:font-size-complex="12pt"/>
    </style:style>
    <style:style style:name="P8" style:family="paragraph" style:parent-style-name="Preformatted_20_Text">
      <style:paragraph-properties fo:text-align="justify" style:justify-single-word="false"/>
      <style:text-properties style:font-name="URW Palladio L" fo:font-size="12pt" officeooo:rsid="000c1ed5" officeooo:paragraph-rsid="00172648" style:font-size-asian="12pt" style:font-size-complex="12pt"/>
    </style:style>
    <style:style style:name="P9" style:family="paragraph" style:parent-style-name="Preformatted_20_Text">
      <style:paragraph-properties fo:text-align="justify" style:justify-single-word="false"/>
      <style:text-properties style:font-name="URW Palladio L" fo:font-size="12pt" officeooo:rsid="0028a16c" officeooo:paragraph-rsid="004a1741" style:font-size-asian="12pt" style:font-size-complex="12pt"/>
    </style:style>
    <style:style style:name="P10" style:family="paragraph" style:parent-style-name="Preformatted_20_Text">
      <style:paragraph-properties fo:text-align="justify" style:justify-single-word="false"/>
      <style:text-properties style:font-name="URW Palladio L" fo:font-size="12pt" officeooo:rsid="000b2c7d" officeooo:paragraph-rsid="000b2c7d" style:font-size-asian="12pt" style:font-size-complex="12pt"/>
    </style:style>
    <style:style style:name="P11" style:family="paragraph" style:parent-style-name="Preformatted_20_Text">
      <style:paragraph-properties fo:text-align="justify" style:justify-single-word="false"/>
      <style:text-properties style:font-name="URW Palladio L" fo:font-size="12pt" officeooo:paragraph-rsid="004a1741"/>
    </style:style>
    <style:style style:name="P12" style:family="paragraph" style:parent-style-name="Preformatted_20_Text">
      <style:paragraph-properties fo:text-align="justify" style:justify-single-word="false"/>
      <style:text-properties style:font-name="URW Palladio L" fo:font-size="10pt" officeooo:rsid="000e6d5c" officeooo:paragraph-rsid="000a92a9" style:font-size-asian="10pt" style:font-size-complex="10pt"/>
    </style:style>
    <style:style style:name="T1" style:family="text">
      <style:text-properties officeooo:rsid="000c79af"/>
    </style:style>
    <style:style style:name="T2" style:family="text">
      <style:text-properties officeooo:rsid="00137f8b"/>
    </style:style>
    <style:style style:name="T3" style:family="text">
      <style:text-properties officeooo:rsid="001ad797"/>
    </style:style>
    <style:style style:name="T4" style:family="text">
      <style:text-properties officeooo:rsid="00321d2d"/>
    </style:style>
    <style:style style:name="T5" style:family="text">
      <style:text-properties fo:font-variant="normal" fo:text-transform="none" fo:color="#222222" style:font-name="arial" fo:font-size="12.9499998092651pt" fo:letter-spacing="normal" fo:font-style="normal" fo:font-weight="normal"/>
    </style:style>
    <style:style style:name="T6" style:family="text">
      <style:text-properties officeooo:rsid="001ad797" style:font-size-asian="12pt" style:font-size-complex="12pt"/>
    </style:style>
    <style:style style:name="T7" style:family="text">
      <style:text-properties officeooo:rsid="0025bf63" style:font-size-asian="12pt" style:font-size-complex="12pt"/>
    </style:style>
    <style:style style:name="T8" style:family="text">
      <style:text-properties officeooo:rsid="001b047f" style:font-size-asian="12pt" style:font-size-complex="12pt"/>
    </style:style>
    <style:style style:name="T9" style:family="text">
      <style:text-properties officeooo:rsid="0027a455" style:font-size-asian="12pt" style:font-size-complex="12pt"/>
    </style:style>
    <style:style style:name="T10" style:family="text">
      <style:text-properties officeooo:rsid="00321d2d" style:font-size-asian="12pt" style:font-size-complex="12pt"/>
    </style:style>
    <style:style style:name="T11" style:family="text">
      <style:text-properties officeooo:rsid="00341569" style:font-size-asian="12pt" style:font-size-complex="12pt"/>
    </style:style>
    <style:style style:name="T12" style:family="text">
      <style:text-properties officeooo:rsid="001cecab" style:font-size-asian="12pt" style:font-size-complex="12pt"/>
    </style:style>
    <style:style style:name="T13" style:family="text">
      <style:text-properties officeooo:rsid="00382d7d" style:font-size-asian="12pt" style:font-size-complex="12pt"/>
    </style:style>
    <style:style style:name="T14" style:family="text">
      <style:text-properties officeooo:rsid="0039deb6"/>
    </style:style>
    <style:style style:name="T15" style:family="text">
      <style:text-properties officeooo:rsid="0043398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llen Higgins C00197373</text:p>
      <text:p text:style-name="P12">Zoltan Fuzesi C00197361</text:p>
      <text:p text:style-name="P12">Robert Scully C00196960</text:p>
      <text:p text:style-name="P12"/>
      <text:p text:style-name="P10">Purpose and Goals</text:p>
      <text:p text:style-name="P10"/>
      <text:p text:style-name="P7">The purpose of this project is to an<text:span text:style-name="T2">a</text:span>yl<text:span text:style-name="T2">s</text:span>is <text:s/>National Car Test (NCT) data to determine <text:span text:style-name="T1">which make, model and year of a vehicle that is more likely to fail a test, common resoans and which Center holds a greater failure rate in the Country. <text:s/>Futhermore, to anaylsis the data to determin opposiste factors that produce a pass rate respectivly, and to understand the reasons as to which factors prodmantely determine a vechicles test outcome. <text:s/></text:span></text:p>
      <text:p text:style-name="P7"/>
      <text:p text:style-name="P9">The <text:span text:style-name="T3">Road Safty Athuroity (RSA) provides a reasonable volum of data relating to the NCT test results over recent years. <text:s/>Currently, data provided ranges from test centers nation wide and their fail or success ratio to data relating to vehicle tests including the age of the viehicle, make, model and types of test conducted. <text:s/></text:span></text:p>
      <text:p text:style-name="P9"/>
      <text:p text:style-name="P9"><text:span text:style-name="T3">Anaylising these datasets could lead to prodicting a set of sutistics behined which vehicle potentaly succeeds in a future examanotion, thus sugessting the most reliable car investment by current standarads of the NCT. <text:s/>In addtion, general data results such as common vehicle failuers and success, age, parts, center loctions and time of year may also have the potental to generat intresting findings prevously unthought of prior to anaylising the data. </text:span></text:p>
      <text:p text:style-name="P8"/>
      <text:p text:style-name="P6"><text:span text:style-name="T15">The value of this project <text:s/>could prove usful to a cumsumer of second-hand veihcals, whether it be as a private buyer or indeed car sales copmanpy. <text:s/>The future prodiction of vehical succes or fail rates and as to which center is more likely to produce a favorable result could have more reaching implication. <text:s/>Data produce as a result of this project may also be of use to goverment bodies such as the RSA, to help incress awaerness of viechal conditons and common faults that cunsummers may or, may not be, currently aware of in terms of reglure maintanance. </text:span></text:p>
      <text:p text:style-name="P6"/>
      <text:p text:style-name="P1"><text:span text:style-name="T4">L</text:span>earing Out<text:span text:style-name="T4">c</text:span>ome</text:p>
      <text:p text:style-name="P1"/>
      <text:p text:style-name="P11"><text:span text:style-name="T12">To discover and learn new tecnoligies and furtur incress an understanding of data scinese, its impact and future importance in the IT sectore rates highly in the proposed learning outcome. </text:span><text:span text:style-name="T13">Futhermore, t</text:span><text:span text:style-name="T6">his project proposes to build a distributed network with </text:span><text:span text:style-name="T5">commodity</text:span><text:span text:style-name="T6"> grade computers, </text:span><text:span text:style-name="T7">thus</text:span><text:span text:style-name="T6"> </text:span><text:span text:style-name="T7">creating a small cluster </text:span><text:span text:style-name="T9">using an open-scource framework Apache Hadoop for the process <text:s/></text:span><text:span text:style-name="T10">for data</text:span><text:span text:style-name="T7">.</text:span><text:span text:style-name="T8"> <text:s/></text:span></text:p>
      <text:p text:style-name="P11"><text:span text:style-name="T8"/></text:p>
      <text:p text:style-name="P11"><text:span text:style-name="T11">In addtion, </text:span><text:span text:style-name="T8">Python scripts</text:span><text:span text:style-name="T6"> </text:span><text:span text:style-name="T11">potentaly offer a means to </text:span><text:span text:style-name="T7">gather, clean, store and </text:span><text:span text:style-name="T6">anaylsis datasets. <text:s/></text:span><text:span text:style-name="T12">Learning outcomes also include but are not limited to data implementations and preperations, DataBase and SQL reteivail, MapReduce programming model, Data Minning technecks, Classification, Prediction, Assiosiation, Sequential Patterns and Decision Trees. </text:span></text:p>
      <text:p text:style-name="P2"/>
      <text:p text:style-name="P3">Results <text:span text:style-name="T14">genertated from this project are of course of great importance. Finding and anaylising treands in the data, researching other repitabitle projects similur in nature and </text:span><text:soft-page-break/><text:span text:style-name="T14">comparing reuslts allow for added value to the projects end result. <text:s/>The project ultmately intends to </text:span>prodict <text:span text:style-name="T15">the most sutibale car which consistantly has the capablity to produce succes rates when examind though the current requirements of the NCT. <text:s/></text:span></text:p>
      <text:p text:style-name="P3"/>
      <text:p text:style-name="P4"><text:span text:style-name="T15">As a point of intreset the corailation between the vehical success rate and the centers of chioce for examanition, may pose questions as to which center with which vehical is more likly to succed or fail. <text:s/>In genareal which center has perferable outcomes over others and which center has a higher retake test rat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RW Palladio L" svg:font-family="'URW Palladio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10-11T15:45:01.149588507</dc:date>
    <meta:editing-duration>PT3H16S</meta:editing-duration>
    <meta:editing-cycles>73</meta:editing-cycles>
    <meta:document-statistic meta:table-count="0" meta:image-count="0" meta:object-count="0" meta:page-count="2" meta:paragraph-count="13" meta:word-count="534" meta:character-count="3367" meta:non-whitespace-character-count="2823"/>
  </office:meta>
</office:document-meta>
</file>